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9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8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907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59" style:family="table-cell" style:parent-style-name="Default"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6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5" style:family="table-cell" style:parent-style-name="Default">
      <style:table-cell-properties fo:background-color="transparent" style:vertical-align="middle"/>
      <style:text-properties style:font-name="Avenir6"/>
    </style:style>
    <style:style style:name="ce208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6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227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9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3" fo:font-weight="bold"/>
    </style:style>
    <style:style style:name="ce269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3" fo:font-weight="normal"/>
    </style:style>
    <style:style style:name="ce269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3" fo:font-weight="bold"/>
    </style:style>
    <style:style style:name="ce585" style:family="table-cell" style:parent-style-name="Default">
      <style:text-properties style:font-name="Avenir3"/>
    </style:style>
    <style:style style:name="ce269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01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1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77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1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6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4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relief="non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text-overline-style="none" style:text-overline-color="font-color" style:use-window-font-color="true"/>
    </style:style>
    <style:style style:name="T44" style:family="text">
      <style:text-properties style:use-window-font-color="true"/>
    </style:style>
    <style:style style:name="T45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6" style:family="text">
      <style:text-properties style:text-line-through-type="single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color="#ff0000" fo:font-weight="bold" style:font-weight-asian="bold" style:font-weight-complex="bold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1" style:family="text">
      <style:text-properties style:font-name="Avenir3"/>
    </style:style>
    <style:style style:name="T62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3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8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5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4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9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70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7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71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4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842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  <table:table-cell table:style-name="ce9" table:number-columns-repeated="16119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3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562"/>
        <table:table-column table:style-name="co65" table:default-cell-style-name="ce2572"/>
        <table:table-column table:style-name="co83" table:default-cell-style-name="ce2581"/>
        <table:table-column table:style-name="co84" table:default-cell-style-name="ce2562"/>
        <table:table-column table:style-name="co85" table:default-cell-style-name="ce2591"/>
        <table:table-column table:style-name="co86" table:default-cell-style-name="ce2562"/>
        <table:table-column table:style-name="co87" table:default-cell-style-name="ce2562"/>
        <table:table-column table:style-name="co88" table:default-cell-style-name="ce2562"/>
        <table:table-column table:style-name="co89" table:default-cell-style-name="ce2600"/>
        <table:table-column table:style-name="co90" table:default-cell-style-name="ce2562"/>
        <table:table-column table:style-name="co91" table:default-cell-style-name="ce2562"/>
        <table:table-column table:style-name="co92" table:default-cell-style-name="Default"/>
        <table:table-column table:style-name="co93" table:default-cell-style-name="ce2562"/>
        <table:table-column table:style-name="co94" table:default-cell-style-name="ce2562"/>
        <table:table-column table:style-name="co95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5"/>
          <table:covered-table-cell table:style-name="ce2086"/>
          <table:covered-table-cell table:number-columns-repeated="3" table:style-name="ce2085"/>
          <table:covered-table-cell table:style-name="ce2599"/>
          <table:covered-table-cell table:number-columns-repeated="2" table:style-name="ce2085"/>
          <table:covered-table-cell/>
          <table:covered-table-cell table:style-name="ce2085"/>
          <table:covered-table-cell table:number-columns-repeated="3"/>
        </table:table-row>
        <table:table-row table:style-name="ro2">
          <table:table-cell table:number-columns-repeated="4"/>
          <table:table-cell table:style-name="ce2086"/>
          <table:table-cell table:style-name="ce2085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5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5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5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50">Származás </text:span><text:span text:style-name="T51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52">Godoni nyelvek </text:span><text:span text:style-name="T53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5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085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1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2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50"> </text:span><text:span text:style-name="T51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85" office:value-type="string" calcext:value-type="string">
            <text:p><text:span text:style-name="T43">🟥 Előadóművészet, 🟩 </text:span><text:span text:style-name="T44">Befolyásolás, Lopás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30">🟩</text:span><text:span text:style-name="T37"> </text:span>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45">🟥</text:span><text:span text:style-name="T37"> Előadóművészet, </text:span><text:span text:style-name="T46">🟩 </text:span>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, Értékebecslés;  <text:span text:style-name="T31">🟥 </text:span><text:span text:style-name="T37">Képzőművészet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56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 table:number-columns-repeated="2"/>
          <table:table-cell table:style-name="ce2601" office:value-type="string" calcext:value-type="string">
            <text:p><text:span text:style-name="T47">➖➖➖ Mágia</text:span><text:span text:style-name="T48"> </text:span><text:span text:style-name="T49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 </text:span><text:span text:style-name="T37">Lexikum, </text:span>Nyomozás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1">🟥</text:span><text:span text:style-name="T37"> Előadóművészet, </text:span><text:span text:style-name="T46">🟩 </text:span>Művészetismeret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1">🟥</text:span><text:span text:style-name="T37"> Lexikum,</text:span><text:span text:style-name="T46"> </text:span>Nyomozás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7"> </text:span>Művészetismeret;  <text:span text:style-name="T31">🟥 </text:span><text:span text:style-name="T37">Képzőművészet</text:span>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52">Faj nyelvek </text:span><text:span text:style-name="T53">➖➖➖ </text:span>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52"> nyelvek </text:span><text:span text:style-name="T53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6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50">Küllem, fizikum </text:span><text:span text:style-name="T51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7"> </text:span>Idomítás;  <text:span text:style-name="T31">🟥 </text:span>Lovaglás, Léglovaglás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30">🟩</text:span><text:span text:style-name="T37"> </text:span>Hadásza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52"> nyelvek </text:span><text:span text:style-name="T53">➖➖➖ </text:span></text:p>
          </table:table-cell>
          <table:table-cell table:number-columns-repeated="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🟥 </text:span><text:span text:style-name="T37">Kvantikum, </text:span>Nyomozás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1">🟥</text:span><text:span text:style-name="T46"> </text:span><text:span text:style-name="T37">Előadóművészet, </text:span><text:span text:style-name="T46">🟩</text:span> Művészet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34">🟩 </text:span><text:span text:style-name="T35">Kézművesség;  </text:span><text:span text:style-name="T36">🟥 </text:span><text:span text:style-name="T35">Kvantikum, Csapdaállítás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7">Művészetismeret, Értékebecslés;  </text:span><text:span text:style-name="T45">🟥 </text:span><text:span text:style-name="T37">Képzőművészet</text:span>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6"/>
          <table:table-cell office:value-type="string" calcext:value-type="string">
            <text:p><text:span text:style-name="T37">🟩 </text:span><text:span text:style-name="T38">Értékbecslés;  </text:span><text:span text:style-name="T39">🟥 </text:span><text:span text:style-name="T32">Lexikum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➖➖➖ Befolyástól véd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03" office:value-type="string" calcext:value-type="string">
            <text:p><text:span text:style-name="T20">➖➖➖ </text:span><text:span text:style-name="T50">Viszony </text:span><text:span text:style-name="T51">➖➖➖ </text:span></text:p>
          </table:table-cell>
          <table:table-cell table:number-columns-repeated="6"/>
        </table:table-row>
        <table:table-row table:style-name="ro1">
          <table:table-cell table:style-name="Default" table:formula="of:=COUNTA([.A5:.A58])-4" office:value-type="float" office:value="50" calcext:value-type="float">
            <text:p>50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1">🟥</text:span><text:span text:style-name="T46"> </text:span><text:span text:style-name="T37">Előadóművészet, </text:span><text:span text:style-name="T46">🟩 </text:span>Művészetismere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1">🟥 </text:span>Etikett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7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7">Nyomozás;   </text:span><text:span text:style-name="T45">🟥 </text:span><text:span text:style-name="T37">Városi jártasság, Etikett</text:span></text:p>
          </table:table-cell>
          <table:table-cell table:style-name="Default" table:number-columns-repeated="3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<text:span text:style-name="T37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<text:span text:style-name="T37">🟥 Előadóművészet, </text:span>🟩 Művészetismer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<text:span text:style-name="T37">🟥 Előadóművészet, </text:span>🟩 Művészetismer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8])" office:value-type="float" office:value="58" calcext:value-type="float">
            <text:p>58</text:p>
          </table:table-cell>
          <table:table-cell table:style-name="ce258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6:.A123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80"/>
        <table:table-column table:style-name="co97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1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1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5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table:table-column table:style-name="co98" table:default-cell-style-name="ce585"/>
        <table:table-row table:style-name="ro1">
          <table:table-cell table:style-name="ce2227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227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227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27"/>
        </table:table-row>
        <table:table-row table:style-name="ro1">
          <table:table-cell table:style-name="ce2227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227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5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6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7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Kiegészítő KP / Szint: (</text:span><text:span text:style-name="T58">20</text:span><text:span text:style-name="T57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9">→ </text:span><text:span text:style-name="T60">lefelé</text:span><text:span text:style-name="T59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9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9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7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1"> </text:span><text:span text:style-name="T62">→</text:span><text:span text:style-name="T6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62">→</text:span><text:span text:style-name="T6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62">→</text:span><text:span text:style-name="T6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1">  </text:span><text:span text:style-name="T62">→</text:span><text:span text:style-name="T61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4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62"/>
        <table:table-column table:style-name="co100" table:default-cell-style-name="ce2776"/>
        <table:table-column table:style-name="co15" table:default-cell-style-name="ce2562"/>
        <table:table-column table:style-name="co101" table:default-cell-style-name="ce2562"/>
        <table:table-column table:style-name="co102" table:default-cell-style-name="ce2562"/>
        <table:table-column table:style-name="co15" table:default-cell-style-name="ce2562"/>
        <table:table-column table:style-name="co103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980"/>
        <table:table-column table:style-name="co114" table:default-cell-style-name="ce980"/>
        <table:table-column table:style-name="co115" table:default-cell-style-name="ce980"/>
        <table:table-column table:style-name="co116" table:number-columns-repeated="2" table:default-cell-style-name="ce641"/>
        <table:table-column table:style-name="co116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5"/>
          <table:covered-table-cell table:style-name="ce2205"/>
          <table:covered-table-cell table:number-columns-repeated="6" table:style-name="ce2195"/>
          <table:covered-table-cell table:number-columns-repeated="3" table:style-name="ce2320"/>
          <table:covered-table-cell table:style-name="ce2195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5"/>
          <table:table-cell table:style-name="ce2205"/>
          <table:table-cell table:style-name="ce2195" table:number-columns-repeated="2"/>
          <table:table-cell table:style-name="ce2872"/>
          <table:table-cell table:style-name="ce2195" table:number-columns-repeated="3"/>
          <table:table-cell table:style-name="ce2320" table:number-columns-repeated="3"/>
          <table:table-cell table:style-name="ce2195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6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77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0" office:value-type="string" calcext:value-type="string">
            <text:p>Szint</text:p>
          </table:table-cell>
          <table:table-cell table:style-name="ce2260" office:value-type="string" calcext:value-type="string" table:number-columns-spanned="2" table:number-rows-spanned="1">
            <text:p>KP</text:p>
          </table:table-cell>
          <table:covered-table-cell table:style-name="ce226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77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3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3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3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77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77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74" office:value-type="string" calcext:value-type="string">
            <text:p>Fok</text:p>
          </table:table-cell>
          <table:table-cell table:style-name="ce237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7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6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6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77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77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0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3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0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7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0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0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0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0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0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7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0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0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1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0"/>
          <table:table-cell table:style-name="ce980"/>
          <table:table-cell table:style-name="ce2137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74" table:content-validation-name="val225" office:value-type="string" calcext:value-type="string">
            <text:p>Fok</text:p>
          </table:table-cell>
          <table:table-cell table:style-name="ce2374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77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7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37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06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7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37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6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1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77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2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7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79" table:content-validation-name="val5" office:value-type="float" office:value="5" calcext:value-type="float">
            <text:p>5</text:p>
          </table:table-cell>
          <table:table-cell table:style-name="ce217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79" table:content-validation-name="val5" office:value-type="float" office:value="10" calcext:value-type="float">
            <text:p>10</text:p>
          </table:table-cell>
          <table:table-cell table:style-name="ce217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79" table:content-validation-name="val5" office:value-type="float" office:value="15" calcext:value-type="float">
            <text:p>15</text:p>
          </table:table-cell>
          <table:table-cell table:style-name="ce2179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4" table:content-validation-name="val5"/>
          <table:table-cell table:style-name="ce2180" table:content-validation-name="val5" table:number-columns-repeated="2"/>
          <table:table-cell table:style-name="ce2572" table:content-validation-name="val5"/>
          <table:table-cell table:style-name="ce2208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2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6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4" table:content-validation-name="val5"/>
          <table:table-cell table:style-name="ce2184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4" table:content-validation-name="val5" office:value-type="string" calcext:value-type="string">
            <text:p>Szúró</text:p>
          </table:table-cell>
          <table:table-cell table:style-name="ce2184" table:content-validation-name="val5" office:value-type="string" calcext:value-type="string">
            <text:p>Vágó</text:p>
          </table:table-cell>
          <table:table-cell table:style-name="ce2184" table:content-validation-name="val5" office:value-type="string" calcext:value-type="string">
            <text:p>Zúzó</text:p>
          </table:table-cell>
          <table:table-cell table:style-name="ce2184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49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6" table:content-validation-name="val5" office:value-type="string" calcext:value-type="string">
            <text:p>Fémalapanyag</text:p>
          </table:table-cell>
          <table:table-cell table:style-name="ce2184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2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4" table:content-validation-name="val222" office:value-type="string" calcext:value-type="string">
            <text:p>TÉ</text:p>
          </table:table-cell>
          <table:table-cell table:style-name="ce2204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2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89" table:content-validation-name="val222" table:formula="of:=VLOOKUP([.$C81];harcmodorok;2)" office:value-type="float" office:value="-9" calcext:value-type="float">
            <text:p>-9</text:p>
          </table:table-cell>
          <table:table-cell table:style-name="ce2189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2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89" table:content-validation-name="val222" table:formula="of:=VLOOKUP([.$C82];harcmodorok;2)" office:value-type="float" office:value="3" calcext:value-type="float">
            <text:p>3</text:p>
          </table:table-cell>
          <table:table-cell table:style-name="ce2189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89" table:content-validation-name="val222" table:formula="of:=VLOOKUP([.$C83];harcmodorok;2)" office:value-type="float" office:value="6" calcext:value-type="float">
            <text:p>6</text:p>
          </table:table-cell>
          <table:table-cell table:style-name="ce2189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89" table:content-validation-name="val222" table:formula="of:=VLOOKUP([.$C84];harcmodorok;2)" office:value-type="float" office:value="9" calcext:value-type="float">
            <text:p>9</text:p>
          </table:table-cell>
          <table:table-cell table:style-name="ce2189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4" table:content-validation-name="val105" office:value-type="string" calcext:value-type="string">
            <text:p>TÉ</text:p>
          </table:table-cell>
          <table:table-cell table:style-name="ce2204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89" office:value-type="float" office:value="0" calcext:value-type="float">
            <text:p>0</text:p>
          </table:table-cell>
          <table:table-cell table:number-columns-repeated="2" table:style-name="ce2189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89" office:value-type="float" office:value="6" calcext:value-type="float">
            <text:p>6</text:p>
          </table:table-cell>
          <table:table-cell table:number-columns-repeated="2" table:style-name="ce2189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89" office:value-type="float" office:value="9" calcext:value-type="float">
            <text:p>9</text:p>
          </table:table-cell>
          <table:table-cell table:number-columns-repeated="2" table:style-name="ce2189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08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style-name="ce2208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style-name="ce2208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style-name="ce2208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4"/>
          <table:table-cell table:style-name="ce2180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8"/>
        <table:named-range table:name="fortelyok_altalanos_full" table:base-cell-address="$Fortélylista.$B$35" table:cell-range-address="$Fortélylista.$A$4:.$C$58"/>
        <table:named-range table:name="fortelyok_harci" table:base-cell-address="$Fortélylista.$A$102" table:cell-range-address="$Fortélylista.$A$75:.$A$123"/>
        <table:named-range table:name="fortelyok_harci_full" table:base-cell-address="$Fortélylista.$A$102" table:cell-range-address="$Fortélylista.$A$75:.$B$123"/>
        <table:named-range table:name="fortelyok_kiemelt" table:base-cell-address="$Fortélylista.$A$53" table:cell-range-address="$Fortélylista.$A$65:.$A$74"/>
        <table:named-range table:name="fortelyok_kiemelt_full" table:base-cell-address="$Fortélylista.$A$53" table:cell-range-address="$Fortélylista.$A$65:.$B$74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8"/>
        <table:named-range table:name="fortelyok_misztikus_full" table:base-cell-address="$Fortélylista.$D$73" table:cell-range-address="$Fortélylista.$A$129:.$B$148"/>
        <table:named-range table:name="fortelyok_szabad" table:base-cell-address="$Fortélylista.$E$16" table:cell-range-address="$Fortélylista.$E$10:.$E$6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3:Fortélylista.D75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.00.00</text:date>, <text:time style:data-style-name="N2" text:time-value="20:35:22.22569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5T20:31:04.865011000</dc:date>
    <meta:editing-cycles>1333</meta:editing-cycles>
    <meta:editing-duration>P12DT1H28M21S</meta:editing-duration>
    <meta:document-statistic meta:table-count="11" meta:cell-count="49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